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Helvetica Neue" svg:font-family="'Helvetica Neue', 'Segoe UI', Roboto, Oxygen, Ubuntu, Cantarell, 'Open 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style:text-properties fo:color="#cdd3de" style:font-name="Consolas" fo:font-size="10.5pt" fo:font-weight="normal" fo:background-color="#1b2b34"/>
    </style:style>
    <style:style style:name="P2" style:family="paragraph" style:parent-style-name="Standard">
      <style:paragraph-properties style:line-height-at-least="0.503cm"/>
      <style:text-properties fo:color="#cdd3de" style:font-name="Consolas" fo:font-size="10.5pt" fo:font-weight="normal" officeooo:paragraph-rsid="0002e239" fo:background-color="#1b2b34"/>
    </style:style>
    <style:style style:name="P3" style:family="paragraph" style:parent-style-name="Standard">
      <style:text-properties fo:color="#cdd3de" style:font-name="Consolas" fo:font-size="10.5pt" fo:font-weight="normal" officeooo:paragraph-rsid="0002e239" fo:background-color="#1b2b34"/>
    </style:style>
    <style:style style:name="P4" style:family="paragraph" style:parent-style-name="Standard">
      <style:paragraph-properties style:line-height-at-least="0.503cm"/>
      <style:text-properties fo:color="#cdd3de" fo:background-color="#1b2b34"/>
    </style:style>
    <style:style style:name="P5" style:family="paragraph" style:parent-style-name="Standard">
      <style:paragraph-properties style:line-height-at-least="0.503cm"/>
      <style:text-properties fo:color="#cdd3de" officeooo:paragraph-rsid="0002e239" fo:background-color="#1b2b34"/>
    </style:style>
    <style:style style:name="P6" style:family="paragraph" style:parent-style-name="Standard">
      <style:paragraph-properties style:line-height-at-least="0.503cm"/>
    </style:style>
    <style:style style:name="P7" style:family="paragraph" style:parent-style-name="Standard">
      <style:text-properties officeooo:paragraph-rsid="0002e239"/>
    </style:style>
    <style:style style:name="T1" style:family="text">
      <style:text-properties fo:language="uk" fo:country="UA"/>
    </style:style>
    <style:style style:name="T2" style:family="text">
      <style:text-properties fo:language="uk" fo:country="UA" officeooo:rsid="00016782"/>
    </style:style>
    <style:style style:name="T3" style:family="text">
      <style:text-properties fo:language="uk" fo:country="UA" officeooo:rsid="000613ec"/>
    </style:style>
    <style:style style:name="T4" style:family="text">
      <style:text-properties fo:color="#c594c5"/>
    </style:style>
    <style:style style:name="T5" style:family="text">
      <style:text-properties fo:color="#cdd3de" fo:background-color="#1b2b34" loext:char-shading-value="0"/>
    </style:style>
    <style:style style:name="T6" style:family="text">
      <style:text-properties fo:color="#cdd3de" style:font-name="Consolas" fo:font-size="10.5pt" fo:font-weight="normal" fo:background-color="#1b2b34" loext:char-shading-value="0"/>
    </style:style>
    <style:style style:name="T7" style:family="text">
      <style:text-properties fo:color="#5fb3b3"/>
    </style:style>
    <style:style style:name="T8" style:family="text">
      <style:text-properties fo:color="#5fb3b3" style:font-name="Consolas" fo:font-size="10.5pt" fo:font-weight="normal"/>
    </style:style>
    <style:style style:name="T9" style:family="text">
      <style:text-properties fo:color="#5fb3b3" style:font-name="Consolas" fo:font-size="10.5pt" fo:font-weight="normal" fo:background-color="#1b2b34" loext:char-shading-value="0"/>
    </style:style>
    <style:style style:name="T10" style:family="text">
      <style:text-properties fo:color="#6699cc"/>
    </style:style>
    <style:style style:name="T11" style:family="text">
      <style:text-properties fo:color="#6699cc" style:font-name="Consolas" fo:font-size="10.5pt" fo:font-weight="normal"/>
    </style:style>
    <style:style style:name="T12" style:family="text">
      <style:text-properties fo:color="#99c794"/>
    </style:style>
    <style:style style:name="T13" style:family="text">
      <style:text-properties fo:color="#99c794" style:font-name="Consolas" fo:font-size="10.5pt" fo:font-weight="normal"/>
    </style:style>
    <style:style style:name="T14" style:family="text">
      <style:text-properties fo:color="#eb606b"/>
    </style:style>
    <style:style style:name="T15" style:family="text">
      <style:text-properties fo:color="#eb606b" style:font-name="Consolas" fo:font-size="10.5pt" fo:font-weight="normal"/>
    </style:style>
    <style:style style:name="T16" style:family="text">
      <style:text-properties fo:color="#eb606b" style:font-name="Consolas" fo:font-size="10.5pt" fo:font-weight="normal" fo:background-color="#1b2b34" loext:char-shading-value="0"/>
    </style:style>
    <style:style style:name="T17" style:family="text">
      <style:text-properties fo:color="#bb80b3"/>
    </style:style>
    <style:style style:name="T18" style:family="text">
      <style:text-properties fo:color="#bb80b3" style:font-name="Consolas" fo:font-size="10.5pt" fo:font-weight="normal"/>
    </style:style>
    <style:style style:name="T19" style:family="text">
      <style:text-properties style:font-name="Consolas" fo:font-size="10.5pt" fo:font-weight="normal"/>
    </style:style>
    <style:style style:name="T20" style:family="text">
      <style:text-properties fo:font-variant="normal" fo:text-transform="none" fo:color="#ccc3e4" style:font-name="Helvetica Neue" fo:font-size="14pt" fo:letter-spacing="normal" fo:font-style="normal" fo:font-weight="normal"/>
    </style:style>
    <style:style style:name="T21" style:family="text">
      <style:text-properties fo:color="#f99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lt;</text:span><text:span text:style-name="T14">canvas</text:span><text:span text:style-name="T7"> </text:span><text:span text:style-name="T17">id</text:span><text:span text:style-name="T7">="</text:span><text:span text:style-name="T12">canvas</text:span><text:span text:style-name="T7">"&gt;</text:span></text:p>
      <text:p text:style-name="P4">        <text:span text:style-name="T19">Sorry, canvas isn't supported by your browser</text:span></text:p>
      <text:p text:style-name="P6"><text:span text:style-name="T9">&lt;/</text:span><text:span text:style-name="T16">canvas</text:span><text:span text:style-name="T9">&gt;</text:span></text:p>
      <text:p text:style-name="P7">Канвас - це HTML5 елемент, що використовується для малювання графіки засобами мов програмування (<text:span text:style-name="T2">зазвичай</text:span> це JavaScript). Канвас реалізується за допомогою нового тега , який з'явився в HTML5. Для початку роботи необхідно підготувати поле для малювання. </text:p>
      <text:p text:style-name="P3">canvas<text:span text:style-name="T7">.</text:span>width <text:span text:style-name="T7">=</text:span> window<text:span text:style-name="T7">.</text:span>innerWidth<text:span text:style-name="T7">;</text:span></text:p>
      <text:p text:style-name="P6"><text:span text:style-name="T6">canvas</text:span><text:span text:style-name="T9">.</text:span><text:span text:style-name="T6">height </text:span><text:span text:style-name="T9">=</text:span><text:span text:style-name="T6"> window</text:span><text:span text:style-name="T9">.</text:span><text:span text:style-name="T6">innerHeight</text:span><text:span text:style-name="T9">;</text:span></text:p>
      <text:p text:style-name="P7">Це поле робиться за допомогою тега, якому слід вказати ширину, висоту і id, щоб легко можна було звернутися до нього через JavaScript. </text:p>
      <text:p text:style-name="P2"><text:span text:style-name="T4">var</text:span> canvas <text:span text:style-name="T7">=</text:span> document<text:span text:style-name="T7">.</text:span><text:span text:style-name="T10">getElementById</text:span>(<text:span text:style-name="T7">'</text:span><text:span text:style-name="T12">canvas</text:span><text:span text:style-name="T7">'</text:span>)<text:span text:style-name="T7">;</text:span></text:p>
      <text:p text:style-name="Standard">Потім треба отримати поле для малювання за допомогою функції getElementById(). Функція повертає посилання на елемент по його ідентифікатору (id). Ідентифікатор може бути визначений за допомогою атрибуту id в HTML або із скрипта. </text:p>
      <text:p text:style-name="P2"><text:span text:style-name="T4">var</text:span> context <text:span text:style-name="T7">=</text:span> canvas<text:span text:style-name="T7">.</text:span><text:span text:style-name="T10">getContext</text:span>(<text:span text:style-name="T7">'</text:span><text:span text:style-name="T12">2d</text:span><text:span text:style-name="T7">'</text:span>)<text:span text:style-name="T7">;</text:span></text:p>
      <text:p text:style-name="Standard">Змінна context - це об'єкт, що містить в собі так званий контекст виконання. Усе малювання відбуватиметься за допомогою методів цього об'єкту. getContext() метод елемента canvas який повертає контекст для малювання на полотні canvas або null якщо ідентифікатор контексту не визначений. "2d" - повертає CanvasRenderingContext2D що представляє двовимірний контекст рендеринга.</text:p>
      <text:p text:style-name="P1">context<text:span text:style-name="T7">.</text:span><text:span text:style-name="T10">beginPath</text:span>()<text:span text:style-name="T7">;</text:span></text:p>
      <text:p text:style-name="Standard">beginPath() метод об'єкту CanvasRenderingContext2D який створює новий контур, спорожнює попередні контури. Створювати новий контур необхідно коли ви малюєте ліні, коло, еліпс і т.п. в іншому випадку будуть замальовані попередні контури які були створені.</text:p>
      <text:p text:style-name="P1">context<text:span text:style-name="T7">.</text:span><text:span text:style-name="T10">arc</text:span>(point<text:span text:style-name="T7">.</text:span>offsetX<text:span text:style-name="T7">,</text:span> point<text:span text:style-name="T7">.</text:span>offsetY<text:span text:style-name="T7">,</text:span> radius<text:span text:style-name="T7">,</text:span> <text:span text:style-name="T21">0</text:span><text:span text:style-name="T7">,</text:span> Math<text:span text:style-name="T7">.</text:span>PI<text:span text:style-name="T7">*</text:span><text:span text:style-name="T21">2</text:span>)<text:span text:style-name="T7">;</text:span></text:p>
      <text:p text:style-name="P1">context<text:span text:style-name="T7">.</text:span><text:span text:style-name="T10">arc</text:span>(point<text:span text:style-name="T7">.</text:span>clientX<text:span text:style-name="T7">,</text:span> point<text:span text:style-name="T7">.</text:span>clientY<text:span text:style-name="T7">,</text:span> radius<text:span text:style-name="T7">,</text:span> <text:span text:style-name="T21">0</text:span><text:span text:style-name="T7">,</text:span> Math<text:span text:style-name="T7">.</text:span>PI<text:span text:style-name="T7">*</text:span><text:span text:style-name="T21">2</text:span>)<text:span text:style-name="T7">;</text:span></text:p>
      <text:p text:style-name="P4"><text:span text:style-name="T19">context</text:span><text:span text:style-name="T8">.</text:span><text:span text:style-name="T11">fill</text:span><text:span text:style-name="T19">()</text:span><text:span text:style-name="T8">;</text:span></text:p>
      <text:p text:style-name="Standard">ctx.arc( x, y, radius, startAngle, endAngle, anticlockwis );</text:p>
      <text:p text:style-name="Standard">ctx - об'єкт CanvasRenderingContext2D.</text:p>
      <text:p text:style-name="Standard">x - координати осі х.</text:p>
      <text:p text:style-name="Standard">y - координати ось у.</text:p>
      <text:p text:style-name="Standard">radius - радіус кола.</text:p>
      <text:p text:style-name="Standard">startAngle - кут початку кола.</text:p>
      <text:p text:style-name="Standard">endAngle - кут кінця кола.</text:p>
      <text:p text:style-name="Standard">anticlockwis - не обов'язково вказувати. Логічне значення: true - проти годиникової стрілки, false - за годиниковою стрілкою.</text:p>
      <text:p text:style-name="Standard">arc() метод об'єкту CanvasRenderingContext2D який малює контури коло на полотні canvas, щоб намалювати контури використовуйте fill().</text:p>
      <text:p text:style-name="Standard">fill() метод об'єкту CanvasRenderingContext2D який малює заповнений контур.</text:p>
      <text:p text:style-name="Standard">Щоб малювати нове коло або декілька нових кіл потрібно створити новий контур за допомогою beginPath().</text:p>
      <text:p text:style-name="P1">canvas<text:span text:style-name="T7">.</text:span><text:span text:style-name="T10">addEventListener</text:span>(<text:span text:style-name="T7">'</text:span><text:span text:style-name="T12">mousedown</text:span><text:span text:style-name="T7">',</text:span> putPoint)<text:span text:style-name="T7">;</text:span></text:p>
      <text:p text:style-name="Standard">addEventListener() - призначаємо подію об'єкту.</text:p>
      <text:p text:style-name="Standard">object.addEventListener(event, function<text:span text:style-name="T3">).</text:span></text:p>
      <text:p text:style-name="Standard">object - об'єкт у якому призначається подія. Об'єктом може бути window, document, Element або інший об'єкт який підтримує події.</text:p>
      <text:p text:style-name="Standard">event - рядок що містить назву події. Наприклад: "click", "mouseup", "load", "keyup", "change".</text:p>
      <text:p text:style-name="Standard">function - функція яка присвоюється події.</text:p>
      <text:p text:style-name="Standard"><text:soft-page-break/>Метод addEventListener додає подію до об'єкту і вказує function яка буде виконуватися при виникненні події. При цьому вказаній функції у параметрі function буде передаватися лише один параметр: об'єкт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Helvetica Neue" svg:font-family="'Helvetica Neue', 'Segoe UI', Roboto, Oxygen, Ubuntu, Cantarell, 'Open 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 LibreOffice_project/8f48d515416608e3a835360314dac7e47fd0b821</meta:generator>
    <dc:date>2022-11-28T12:58:24.157000000</dc:date>
    <meta:editing-duration>PT30M17S</meta:editing-duration>
    <meta:editing-cycles>5</meta:editing-cycles>
    <meta:document-statistic meta:table-count="0" meta:image-count="0" meta:object-count="0" meta:page-count="2" meta:paragraph-count="34" meta:word-count="375" meta:character-count="2902" meta:non-whitespace-character-count="2550"/>
  </office:meta>
</office:document-meta>
</file>